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-Normal" svg:font-family="Garamond-Norm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style="italic" fo:font-weight="bold" officeooo:rsid="0006f018" officeooo:paragraph-rsid="0006f018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0pt" fo:font-style="normal" fo:font-weight="bold" officeooo:rsid="00071507" officeooo:paragraph-rsid="00071507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0pt" fo:font-style="normal" fo:font-weight="bold" officeooo:rsid="00071507" officeooo:paragraph-rsid="000a5b4f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0pt" fo:font-style="normal" fo:font-weight="bold" officeooo:rsid="00071507" officeooo:paragraph-rsid="000b72c4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font-style="normal" fo:font-weight="bold" officeooo:rsid="00071507" officeooo:paragraph-rsid="000c4faa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style="normal" fo:font-weight="bold" officeooo:rsid="000eeeac" officeooo:paragraph-rsid="000eeeac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style="normal" fo:font-weight="bold" officeooo:rsid="000f1838" officeooo:paragraph-rsid="000f1838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font-style="normal" fo:font-weight="bold" officeooo:rsid="00117490" officeooo:paragraph-rsid="00117490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officeooo:rsid="0006f018" officeooo:paragraph-rsid="0006f018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officeooo:rsid="00071507" officeooo:paragraph-rsid="0007150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71507" officeooo:paragraph-rsid="0007150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officeooo:rsid="00082def" officeooo:paragraph-rsid="00082de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b72c4" officeooo:paragraph-rsid="000b72c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b72c4" officeooo:paragraph-rsid="000c4faa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font-style="normal" fo:font-weight="normal" officeooo:rsid="000c4faa" officeooo:paragraph-rsid="000c4fa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eeeac" officeooo:paragraph-rsid="000eeea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0f1838" officeooo:paragraph-rsid="000f183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10f5c8" officeooo:paragraph-rsid="0010f5c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117490" officeooo:paragraph-rsid="0011749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0pt" fo:font-style="normal" fo:font-weight="normal" officeooo:rsid="0012197e" officeooo:paragraph-rsid="0012197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ourier New" fo:font-size="10pt" fo:font-style="normal" fo:font-weight="normal" officeooo:rsid="00071507" officeooo:paragraph-rsid="0007150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ourier New" fo:font-size="10pt" fo:font-style="normal" fo:font-weight="normal" officeooo:rsid="00071507" officeooo:paragraph-rsid="0007150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Courier New" fo:font-size="10pt" fo:font-style="normal" fo:font-weight="normal" officeooo:rsid="00082def" officeooo:paragraph-rsid="00082de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Courier New" fo:font-size="10pt" fo:font-style="normal" fo:font-weight="normal" officeooo:rsid="000a5b4f" officeooo:paragraph-rsid="000a5b4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Courier New" fo:font-size="10pt" fo:font-style="normal" fo:font-weight="normal" officeooo:rsid="000c4faa" officeooo:paragraph-rsid="000c4fa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Courier New" fo:font-size="10pt" fo:font-style="normal" fo:font-weight="normal" officeooo:rsid="000b72c4" officeooo:paragraph-rsid="000b72c4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Courier New" fo:font-size="10pt" fo:font-style="normal" fo:font-weight="normal" officeooo:rsid="000eeeac" officeooo:paragraph-rsid="000eeea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Courier New" fo:font-size="10pt" fo:font-style="normal" fo:font-weight="normal" officeooo:rsid="000f1838" officeooo:paragraph-rsid="000f183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Courier New" fo:font-size="10pt" fo:font-style="normal" fo:font-weight="normal" officeooo:rsid="000f1838" officeooo:paragraph-rsid="000f183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Courier New" fo:font-size="10pt" fo:font-style="normal" fo:font-weight="normal" officeooo:rsid="000f1838" officeooo:paragraph-rsid="000f1838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Courier New" fo:font-size="10pt" fo:font-style="normal" fo:font-weight="normal" officeooo:rsid="000f1838" officeooo:paragraph-rsid="000f1838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Courier New" fo:font-size="10pt" fo:font-style="normal" style:text-underline-style="solid" style:text-underline-width="auto" style:text-underline-color="font-color" fo:font-weight="bold" officeooo:rsid="001780c0" officeooo:paragraph-rsid="001780c0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9bd2c"/>
    </style:style>
    <style:style style:name="T2" style:family="text">
      <style:text-properties officeooo:rsid="000a5b4f"/>
    </style:style>
    <style:style style:name="T3" style:family="text">
      <style:text-properties officeooo:rsid="000b72c4"/>
    </style:style>
    <style:style style:name="T4" style:family="text">
      <style:text-properties officeooo:rsid="000c4faa"/>
    </style:style>
    <style:style style:name="T5" style:family="text">
      <style:text-properties officeooo:rsid="00117490"/>
    </style:style>
    <style:style style:name="T6" style:family="text">
      <style:text-properties officeooo:rsid="0012197e"/>
    </style:style>
    <style:style style:name="T7" style:family="text">
      <style:text-properties officeooo:rsid="0018d95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-évalutation de mon projet « isl_vintage »</text:p>
      <text:p text:style-name="P1"/>
      <text:p text:style-name="P9">Je tente ci-dessous de m’auto-évaluer dans ce premier projet comprenant les technologie<text:span text:style-name="T7">s</text:span> PHP et Saas couplés à des vues responsives. </text:p>
      <text:p text:style-name="P9"/>
      <text:p text:style-name="P9">Globalement, je suis content de la reproduction faite et des vues ajoutées. Je pense avoir réalisé les points demandés.</text:p>
      <text:p text:style-name="P9"/>
      <text:p text:style-name="P9">Voici mes impressions :</text:p>
      <text:p text:style-name="P9"/>
      <text:p text:style-name="P2">[meubles-chaises.php]</text:p>
      <text:p text:style-name="P2"/>
      <text:list xml:id="list2356205160" text:style-name="L1">
        <text:list-item>
          <text:p text:style-name="P23">Il manque la transition sur le hover du prix des articles. J’avais développé un dispositif similaire dans le projet « John Doe ». <text:line-break/><text:a xlink:type="simple" xlink:href="https://github.com/g-gmu/isl_johndoe.git" text:style-name="Internet_20_link" text:visited-style-name="Visited_20_Internet_20_Link">https://github.com/g-gmu/isl_johndoe.git</text:a></text:p>
        </text:list-item>
      </text:list>
      <text:p text:style-name="P11"/>
      <text:list xml:id="list215440421841876" text:continue-numbering="true" text:style-name="L1">
        <text:list-item>
          <text:p text:style-name="P24">Ensemble des liens du menu non implémentés ne voyant pas l’utilité de mettre des liens en place ne pointant vers rien ou vers la même page.</text:p>
        </text:list-item>
      </text:list>
      <text:p text:style-name="P10"/>
      <text:list xml:id="list215440152186306" text:continue-numbering="true" text:style-name="L1">
        <text:list-item>
          <text:p text:style-name="P25">Validator : 2 erreurs restent présente<text:span text:style-name="T7">s</text:span> et concerne<text:span text:style-name="T7">nt</text:span> le menu que j’ai imbriqué à coup de ul li ul. (<text:span text:style-name="T1">bonne pratique actuellement inconnue</text:span>).</text:p>
          <text:p text:style-name="P25"/>
        </text:list-item>
        <text:list-item>
          <text:p text:style-name="P26">Un clic sur Meubles : un petit décalage horizontal est présent certainement du à un margin-right ou padding-right non traité.</text:p>
          <text:p text:style-name="P37"><text:span text:style-name="T7">2</text:span>h<text:span text:style-name="T7">30</text:span> à retourner le code pour comprendre finalement que c’est l’ascenseur qui provoque ce problème quand la page est plus longue.</text:p>
        </text:list-item>
      </text:list>
      <text:p text:style-name="P13"/>
      <text:p text:style-name="P13"/>
      <text:p text:style-name="P3">[meubles-chaises-<text:span text:style-name="T2">detail-bombay</text:span>.php] <text:span text:style-name="T2">&amp; </text:span>[meubles-chaises-<text:span text:style-name="T2">detail-peakyblue</text:span>.php]<text:span text:style-name="T2"> </text:span></text:p>
      <text:p text:style-name="P3"/>
      <text:list xml:id="list3925024917" text:style-name="L2">
        <text:list-item>
          <text:p text:style-name="P27">Une réflexion sur comment mettre en place une structure unique à débouché sur plusieurs pistes 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include avec découpe du code<text:line-break/>(comment bien gérer les blocs avant insertion et ceux après ?)</text:p>
                        </text:list-item>
                        <text:list-item>
                          <text:p text:style-name="P28">utilisation des $_SESSION entre pages</text:p>
                        </text:list-item>
                        <text:list-item>
                          <text:p text:style-name="P28">transferts de variables entre pages par url</text:p>
                        </text:list-item>
                        <text:list-item>
                          <text:p text:style-name="P28">utilisation de fichiers externes</text:p>
                          <text:p text:style-name="P2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59227965" text:style-name="L3">
        <text:list-item>
          <text:p text:style-name="P29">Au plus rapide : j’ai opté pour une duplication du fichier.</text:p>
        </text:list-item>
      </text:list>
      <text:p text:style-name="P14"/>
      <text:p text:style-name="P14"/>
      <text:p text:style-name="P5">[<text:span text:style-name="T4">meubles-chaises-detail-xxxxxxx</text:span>.php]</text:p>
      <text:p text:style-name="P16"/>
      <text:list xml:id="list4113457820" text:style-name="L4">
        <text:list-item>
          <text:p text:style-name="P30">utilisation d’une autre structure.</text:p>
        </text:list-item>
      </text:list>
      <text:p text:style-name="P14"/>
      <text:p text:style-name="P15"/>
      <text:p text:style-name="P4">[<text:span text:style-name="T3">contacts</text:span>.php]</text:p>
      <text:p text:style-name="P4"/>
      <text:list xml:id="list1520301615" text:style-name="L5">
        <text:list-item>
          <text:p text:style-name="P31">Grosse galère sur la vue computer de cette vue faute d’une mauvaise structure html au dépar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soit : modification de ma structure html de départ. </text:p>
                        </text:list-item>
                        <text:list-item>
                          <text:p text:style-name="P31">Soit : adaptation par tous les moyens possible<text:span text:style-name="T7">s</text:span>. (choix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P6">Technique spéciale (constatations &amp; améliorations futures)</text:p>
      <text:p text:style-name="P6"/>
      <text:p text:style-name="P18">Je me suis inspiré des cours eu en classe depuis lesquels j’ai développé un mécanisme de fixation des blocs à moi. </text:p>
      <text:list xml:id="list4293963234" text:style-name="L6">
        <text:list-item>
          <text:p text:style-name="P32">Ce mécanisme fonctionne parfaitement dans des projets plus gros.</text:p>
        </text:list-item>
        <text:list-item>
          <text:p text:style-name="P32">Il est facile à mettre en œuvr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recommande que toutes les « id » ou « classe » puisse<text:span text:style-name="T7">nt</text:span> avoir des noms qui commencent par « sm_ » « md_ » ou « xl_ ». </text:p>
                        </text:list-item>
                        <text:list-item>
                          <text:p text:style-name="P32"><text:soft-page-break/>en externalisant dans le fichier scss le positionnement des blocs dont les marges vari<text:span text:style-name="T7">ent</text:span>, cela permet de rendre plus facile les modification éventuelles à venir.</text:p>
                        </text:list-item>
                        <text:list-item>
                          <text:p text:style-name="P32">Prévoir pour cela une balise générique par « id » ou « class »</text:p>
                        </text:list-item>
                        <text:list-item>
                          <text:p text:style-name="P33">permet au besoin de casser l’héritage des blocs entre vues</text:p>
                        </text:list-item>
                        <text:list-item>
                          <text:p text:style-name="P33">permet au be<text:span text:style-name="T7">so</text:span>in de diminuer le nombre de balise dans la structure des fichiers html.</text:p>
                        </text:list-item>
                        <text:list-item>
                          <text:p text:style-name="P33">Diminue la réflexion : présent non présent caché visibl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53036233" text:style-name="L7">
        <text:list-item>
          <text:p text:style-name="P34">Peut cepen<text:span text:style-name="T5">d</text:span>ant générer selon sa conception un peu plus de code scss.</text:p>
        </text:list-item>
      </text:list>
      <text:p text:style-name="P19"/>
      <text:p text:style-name="P19"/>
      <text:p text:style-name="P7">Code Scss </text:p>
      <text:p text:style-name="P7"/>
      <text:list xml:id="list306299196" text:style-name="L8">
        <text:list-item>
          <text:p text:style-name="P35">Le fichier bien que fonctionnel est trop volumineux selon mo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il aurait pu être divisé en d’autres parties</text:p>
                        </text:list-item>
                        <text:list-item>
                          <text:p text:style-name="P35">structure pensée par blocs : (zone-xxxx)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5">très fonctionnel ainsi mais à la fin j’ai souhaité changer cela pour le rendre plus propre. Impossible sans faire de grosses modifications. <text:s/>De plus compliqué puisqu’il faut traiter 3 vues avec de l’héritage en prime. </text:p>
                                      <text:p text:style-name="P35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665254372" text:style-name="L9">
        <text:list-item>
          <text:p text:style-name="P36">Plusieurs @mixin sont similaires et auraient pu être combinées.</text:p>
        </text:list-item>
      </text:list>
      <text:p text:style-name="P20"/>
      <text:p text:style-name="P20">J’espère avoir réussi à porter une auto-critique positive sur mon propre code.</text:p>
      <text:p text:style-name="P20"/>
      <text:p text:style-name="P20"/>
      <text:p text:style-name="P8">Le mot de la fin !</text:p>
      <text:p text:style-name="P8"/>
      <text:p text:style-name="P21">J’ai apprécié ce projet.</text:p>
      <text:p text:style-name="P21"/>
      <text:p text:style-name="P22">Il ressemble beaucoup au projet proposé. </text:p>
      <text:p text:style-name="P21"/>
      <text:p text:style-name="P21">Ce dernier <text:span text:style-name="T6">permettra d’améliorer la structure de mes codes à venir.</text:span></text:p>
      <text:p text:style-name="P21"/>
      <text:p text:style-name="P22">Je ne cache pas être content de l’avoir terminé (quand même):)</text:p>
      <text:p text:style-name="P6"/>
      <text:p text:style-name="P6"/>
      <text:p text:style-name="P18"/>
      <text:p text:style-name="P15"/>
      <text:p text:style-name="P17"/>
      <text:p text:style-name="P15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-Normal" svg:font-family="Garamond-Norm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-Normal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-Normal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-Normal" fo:font-family="Garamond-Normal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aramond-Normal" fo:font-family="Garamond-Normal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ramond-Normal" fo:font-family="Garamond-Normal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-Normal" fo:font-family="Garamond-Normal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5:12:33.109000000</meta:creation-date>
    <dc:date>2019-06-16T21:54:09.431000000</dc:date>
    <meta:editing-duration>PT1H21S</meta:editing-duration>
    <meta:editing-cycles>16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50" meta:word-count="575" meta:character-count="3402" meta:non-whitespace-character-count="2894"/>
  </office:meta>
</office:document-meta>
</file>